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Consolas1" svg:font-family="Consolas, Menlo, 'courier new', monospace"/>
    <style:font-face style:name="Inter" svg:font-family="Inter, BlinkMacSystemFont, 'Segoe UI', Roboto, Oxygen, Ubuntu, Cantarell, 'Fira Sans', 'Droid Sans', 'Helvetica Neue', sans-sans"/>
    <style:font-face style:name="OpenSymbol" svg:font-family="OpenSymbol"/>
    <style:font-face style:name="Verdana" svg:font-family="Verdan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6deeb" fo:background-color="#011627"/>
    </style:style>
    <style:style style:name="P2" style:family="paragraph" style:parent-style-name="Standard">
      <style:paragraph-properties style:line-height-at-least="0.503cm"/>
      <style:text-properties fo:color="#d6deeb" style:font-name="Consolas" fo:font-size="10.5pt" fo:font-weight="normal" fo:background-color="#011627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bold" fo:background-color="#ff33ff" style:font-weight-asian="bold" style:font-weight-complex="bold"/>
    </style:style>
    <style:style style:name="P6" style:family="paragraph" style:parent-style-name="Standard" style:list-style-name="L1">
      <style:text-properties fo:font-size="14pt" fo:font-weight="bold" fo:background-color="#ff99ff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style:line-height-at-least="0.503cm"/>
    </style:style>
    <style:style style:name="P8" style:family="paragraph" style:parent-style-name="Standard" style:list-style-name="L2">
      <style:paragraph-properties style:line-height-at-least="0.503cm"/>
    </style:style>
    <style:style style:name="P9" style:family="paragraph" style:parent-style-name="Standard" style:list-style-name="L4">
      <style:paragraph-properties style:line-height-at-least="0.503cm"/>
    </style:style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1">
      <style:text-properties fo:color="#d6deeb" fo:background-color="#011627"/>
    </style:style>
    <style:style style:name="P13" style:family="paragraph" style:parent-style-name="Standard" style:list-style-name="L1">
      <style:text-properties fo:color="#d6deeb" style:font-name="Consolas" fo:font-size="10.5pt" fo:font-weight="normal" fo:background-color="#011627"/>
    </style:style>
    <style:style style:name="P14" style:family="paragraph" style:parent-style-name="Standard">
      <style:paragraph-properties style:line-height-at-least="0.503cm"/>
      <style:text-properties fo:color="#d6deeb" style:font-name="Consolas" fo:font-size="10.5pt" fo:font-weight="normal" fo:background-color="#011627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fo:font-size="14pt" fo:font-weight="bold" fo:background-color="#ff99ff" style:font-size-asian="14pt" style:font-weight-asian="bold" style:font-size-complex="14pt" style:font-weight-complex="bold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d6deeb" fo:background-color="#011627"/>
    </style:style>
    <style:style style:name="T3" style:family="text">
      <style:text-properties fo:color="#d6deeb" style:font-name="Consolas" fo:font-size="10.5pt" fo:font-weight="normal" fo:background-color="#011627"/>
    </style:style>
    <style:style style:name="T4" style:family="text">
      <style:text-properties fo:color="#80cbc4"/>
    </style:style>
    <style:style style:name="T5" style:family="text">
      <style:text-properties fo:color="#80cbc4" style:font-name="Consolas" fo:font-size="10.5pt" fo:font-weight="normal"/>
    </style:style>
    <style:style style:name="T6" style:family="text">
      <style:text-properties fo:color="#80cbc4" style:font-name="Consolas" fo:font-size="10.5pt" fo:font-weight="normal" fo:background-color="#011627"/>
    </style:style>
    <style:style style:name="T7" style:family="text">
      <style:text-properties fo:color="#ff6363"/>
    </style:style>
    <style:style style:name="T8" style:family="text">
      <style:text-properties fo:color="#ff6363" style:font-name="Consolas" fo:font-size="10.5pt" fo:font-weight="normal"/>
    </style:style>
    <style:style style:name="T9" style:family="text">
      <style:text-properties fo:color="#ff6363" style:font-name="Consolas" fo:font-size="10.5pt" fo:font-weight="normal" fo:background-color="#011627"/>
    </style:style>
    <style:style style:name="T10" style:family="text">
      <style:text-properties fo:font-variant="normal" fo:text-transform="none" fo:color="#15141a" style:font-name="Inter" fo:font-size="12pt" fo:letter-spacing="normal" fo:font-style="normal" fo:font-weight="normal"/>
    </style:style>
    <style:style style:name="T11" style:family="text">
      <style:text-properties fo:font-variant="normal" fo:text-transform="none" fo:color="#15141a" fo:letter-spacing="normal"/>
    </style:style>
    <style:style style:name="T12" style:family="text">
      <style:text-properties fo:font-variant="normal" fo:text-transform="none" style:font-name="Inter" fo:font-size="12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background-color="#cc66ff"/>
    </style:style>
    <style:style style:name="T15" style:family="text">
      <style:text-properties fo:color="#f78c6c" style:font-name="Consolas" fo:font-size="10.5pt" fo:font-weight="normal" fo:background-color="#011627"/>
    </style:style>
    <style:style style:name="T16" style:family="text">
      <style:text-properties fo:color="#ffeb95" style:font-name="Consolas" fo:font-size="10.5pt" fo:font-weight="normal" fo:background-color="#011627"/>
    </style:style>
    <style:style style:name="T17" style:family="text">
      <style:text-properties fo:color="#c5e478"/>
    </style:style>
    <style:style style:name="T18" style:family="text">
      <style:text-properties fo:color="#c5e478" style:font-name="Consolas" fo:font-size="10.5pt" fo:font-weight="normal"/>
    </style:style>
    <style:style style:name="T19" style:family="text">
      <style:text-properties fo:color="#c5e478" style:font-name="Consolas" fo:font-size="10.5pt" fo:font-weight="normal" fo:background-color="#011627"/>
    </style:style>
    <style:style style:name="T20" style:family="text">
      <style:text-properties fo:color="#c792ea"/>
    </style:style>
    <style:style style:name="T21" style:family="text">
      <style:text-properties fo:color="#c792ea" fo:font-style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/text:p>
      <text:p text:style-name="P3"><text:span text:style-name="T14">CSS</text:span> </text:p>
      <text:p text:style-name="Standard"/>
      <text:p text:style-name="Standard"/>
      <text:list xml:id="list8591993987906890133" text:style-name="L1">
        <text:list-item>
          <text:p text:style-name="P5">Propiedades a setear en distintos elementos :</text:p>
        </text:list-item>
      </text:list>
      <text:p text:style-name="Standard"/>
      <text:list xml:id="list31728466" text:continue-numbering="true" text:style-name="L1">
        <text:list-item>
          <text:p text:style-name="P6">Content :</text:p>
          <text:p text:style-name="P4"/>
        </text:list-item>
        <text:list-item>
          <text:p text:style-name="P4"><text:span text:style-name="T2"> </text:span><text:span text:style-name="T6">display</text:span><text:span text:style-name="T3">: </text:span><text:span text:style-name="T9">flex</text:span><text:span text:style-name="T3">;</text:span></text:p>
        </text:list-item>
        <text:list-item>
          <text:p text:style-name="P4">La propiedad CSS display especifica si un elemento es tratado como block or inline element y el diseño usado por sus hijos, como flow layout(Diseño de Flujo), grid(Cuadricula) o flex(Flexible).  </text:p>
          <text:p text:style-name="P4"/>
        </text:list-item>
        <text:list-item>
          <text:p text:style-name="P7"><text:span text:style-name="T6">flex-direction</text:span><text:span text:style-name="T3">: </text:span><text:span text:style-name="T9">column</text:span><text:span text:style-name="T3">;</text:span></text:p>
        </text:list-item>
      </text:list>
      <text:list xml:id="list2794147591326314782" text:style-name="L2">
        <text:list-item>
          <text:p text:style-name="P10">Cuando trabajamos con flexbox necesitamos pensar en términos de dos ejes — el eje principal y el eje cruzado. El eje principal está definido por la propiedad flex-direction, y el eje cruzado es perpendicular a este. </text:p>
          <text:p text:style-name="P10"/>
        </text:list-item>
        <text:list-item>
          <text:p text:style-name="P8"><text:span text:style-name="T6">align-items</text:span><text:span text:style-name="T3">: </text:span><text:span text:style-name="T9">center</text:span><text:span text:style-name="T3">;</text:span></text:p>
        </text:list-item>
      </text:list>
      <text:list xml:id="list5888195866946561217" text:style-name="L3">
        <text:list-item>
          <text:p text:style-name="P11">La propiedad CSS align-items establece el valor align-self sobre todos los descendientes directos de un grupo. La propiedad align-self indica la alineación de un elemento dentro del bloque que lo contiene. </text:p>
          <text:p text:style-name="P11"/>
        </text:list-item>
      </text:list>
      <text:list xml:id="list31717920" text:continue-list="list31728466" text:style-name="L1">
        <text:list-item>
          <text:p text:style-name="P4"><text:s/><text:span text:style-name="T2"> </text:span><text:span text:style-name="T6">min-height</text:span><text:span text:style-name="T3">: </text:span><text:span text:style-name="T15">100</text:span><text:span text:style-name="T16">vh</text:span><text:span text:style-name="T3">;</text:span></text:p>
        </text:list-item>
        <text:list-item>
          <text:p text:style-name="P4"><text:span text:style-name="T10">La propiedad </text:span><text:span text:style-name="Source_20_Text"><text:span text:style-name="T13">min-height</text:span></text:span><text:span text:style-name="T11"> </text:span><text:span text:style-name="T10">se utiliza para definir la altura mínima de un elemento dado. Impide que el valor de la propiedad </text:span><text:a xlink:type="simple" xlink:href="https://developer.mozilla.org/es/docs/Web/CSS/height" text:style-name="Internet_20_link" text:visited-style-name="Visited_20_Internet_20_Link"><text:span text:style-name="Source_20_Text"><text:span text:style-name="T12">height</text:span></text:span></text:a><text:span text:style-name="T11"> </text:span><text:span text:style-name="T10">llegue a ser más pequeña que la especificada en la altura mínima (</text:span><text:span text:style-name="Source_20_Text"><text:span text:style-name="T13">min-height</text:span></text:span><text:span text:style-name="T10">).</text:span> </text:p>
        </text:list-item>
      </text:list>
      <text:p text:style-name="Standard"/>
      <text:list xml:id="list31739790" text:continue-numbering="true" text:style-name="L1">
        <text:list-item>
          <text:p text:style-name="P6">Layout :</text:p>
        </text:list-item>
      </text:list>
      <text:p text:style-name="Standard"/>
      <text:list xml:id="list31727945" text:continue-numbering="true" text:style-name="L1">
        <text:list-item>
          <text:p text:style-name="P12">    <text:span text:style-name="T5">background-image</text:span><text:span text:style-name="T1">: </text:span><text:span text:style-name="T18">url</text:span><text:span text:style-name="T1">();</text:span></text:p>
        </text:list-item>
        <text:list-item>
          <text:p text:style-name="P15">The background-image property sets one or more background images for an element.</text:p>
        </text:list-item>
        <text:list-item>
          <text:p text:style-name="P15">By default, a background-image is placed at the top-left corner of an element, and repeated both vertically and horizontally.</text:p>
          <text:p text:style-name="P15"/>
        </text:list-item>
        <text:list-item>
          <text:p text:style-name="P13"><text:span text:style-name="T4">background-repeat</text:span>: <text:span text:style-name="T7">no-repeat</text:span>;</text:p>
        </text:list-item>
        <text:list-item>
          <text:p text:style-name="P4">La propiedad de CSS background-repeat define como se repiten los fondos del documento. Un fondo de imagen puede ser repetido sobre el eje horizontal, el eje vertical, ambos ejes, o no estar repetido. </text:p>
          <text:p text:style-name="P4"/>
        </text:list-item>
        <text:list-item>
          <text:p text:style-name="P7"><text:span text:style-name="T2">    </text:span><text:span text:style-name="T6">background-position</text:span><text:span text:style-name="T3">: </text:span><text:span text:style-name="T9">center</text:span><text:span text:style-name="T3"> </text:span><text:span text:style-name="T9">center</text:span><text:span text:style-name="T3">;</text:span></text:p>
        </text:list-item>
      </text:list>
      <text:list xml:id="list6430175339508739099" text:style-name="L4">
        <text:list-item>
          <text:p text:style-name="P9">background-position define la posición inicial de la imagen de fondo especificada.<text:span text:style-name="T3"> </text:span></text:p>
        </text:list-item>
      </text:list>
      <text:p text:style-name="P2"/>
      <text:list xml:id="list31741905" text:continue-numbering="true" text:style-name="L4">
        <text:list-item>
          <text:p text:style-name="P9"><text:span text:style-name="T2">    </text:span><text:span text:style-name="T6">background-size</text:span><text:span text:style-name="T3"> : </text:span><text:span text:style-name="T9">cover</text:span><text:span text:style-name="T3">;</text:span></text:p>
        </text:list-item>
      </text:list>
      <text:list xml:id="list31722491" text:continue-list="list31727945" text:style-name="L1">
        <text:list-item>
          <text:p text:style-name="P15">La propiedad CSS background-size especifica el tamaño de las imágenes de fondo.</text:p>
        </text:list-item>
      </text:list>
      <text:p text:style-name="Text_20_body"/>
      <text:p text:style-name="Text_20_body"/>
      <text:p text:style-name="Text_20_body"><text:soft-page-break/></text:p>
      <text:list xml:id="list31725416" text:continue-numbering="true" text:style-name="L1">
        <text:list-item>
          <text:p text:style-name="P16">Tabs:</text:p>
        </text:list-item>
        <text:list-item>
          <text:p text:style-name="P4"><text:span text:style-name="T2">   </text:span><text:span text:style-name="T6">background-color</text:span><text:span text:style-name="T3">: </text:span><text:span text:style-name="T19">$background-light</text:span><text:span text:style-name="T3">;</text:span></text:p>
        </text:list-item>
      </text:list>
      <text:p text:style-name="P2"/>
      <text:list xml:id="list31731670" text:continue-numbering="true" text:style-name="L1">
        <text:list-item>
          <text:p text:style-name="P13"><text:span text:style-name="T20">@</text:span><text:span text:style-name="T21">media</text:span> (<text:span text:style-name="T4">min-widht</text:span> :<text:span text:style-name="T17">$media-breackpoint-up-lg</text:span>){</text:p>
        </text:list-item>
      </text:list>
      <text:p text:style-name="P1">                    <text:span text:style-name="T5">widht</text:span><text:span text:style-name="T1">:</text:span><text:span text:style-name="T8">auto</text:span><text:span text:style-name="T1">;</text:span></text:p>
      <text:p text:style-name="P1">                <text:span text:style-name="T1">}</text:span></text:p>
      <text:list xml:id="list31743782" text:continue-numbering="true" text:style-name="L1">
        <text:list-item>
          <text:p text:style-name="P15">regla css , en este caso con min-widht </text:p>
        </text:list-item>
        <text:list-item>
          <text:p text:style-name="P15">La propiedad min-width se usa para determinar la anchura mínima de un elemento. Previene que la propiedad width pueda ser inferior que min-width. <text:line-break/></text:p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Consolas1" svg:font-family="Consolas, Menlo, 'courier new', monospace"/>
    <style:font-face style:name="Inter" svg:font-family="Inter, BlinkMacSystemFont, 'Segoe UI', Roboto, Oxygen, Ubuntu, Cantarell, 'Fira Sans', 'Droid Sans', 'Helvetica Neue', sans-sans"/>
    <style:font-face style:name="OpenSymbol" svg:font-family="OpenSymbol"/>
    <style:font-face style:name="Verdana" svg:font-family="Verdan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2-03-28T11:24:02.28</meta:creation-date>
    <dc:date>2022-03-30T11:49:28.24</dc:date>
    <dc:creator>leo puche</dc:creator>
    <meta:editing-duration>PT22H59M47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2" meta:paragraph-count="29" meta:word-count="313" meta:character-count="2009"/>
  </office:meta>
</office:document-meta>
</file>